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>
      <style:text-properties style:font-name="Verdana" fo:font-weight="normal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Verdana" fo:font-weight="normal" style:font-weight-asian="normal" style:font-weight-complex="normal"/>
    </style:style>
    <style:style style:name="T3" style:family="text">
      <style:text-properties style:font-name="Verdana" fo:font-weight="bold" style:font-weight-asian="bold" style:font-weight-complex="bold"/>
    </style:style>
    <style:style style:name="T4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Verdana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Netzwerktechnik Teil 2</text:p>
      <text:p text:style-name="P2"><text:span text:style-name="T1">Siehe auch Seite 424 - 427 im Begleitbuch</text:span><text:line-break/></text:p>
      <text:p text:style-name="Standard"><text:span text:style-name="T2">Das ethtool bei Netzwerkproblemen:<text:line-break/><text:line-break/>Falsche Einstellungen bei Geschwindigkeit und Autonegation können zu Netzwerkproblemen führen, besonders im WLAN. Mit dem ethtool sehen wir ob eine Verbindung besteht und welche Übertragungsgeschwindigkeit konfiguriert wurde.<text:line-break/><text:line-break/></text:span><text:a xlink:type="simple" xlink:href="https://de.wikipedia.org/wiki/Autonegotiation" text:style-name="Internet_20_link" text:visited-style-name="Visited_20_Internet_20_Link"><text:span text:style-name="T2">https://de.wikipedia.org/wiki/Autonegotiation</text:span></text:a><text:span text:style-name="T2"><text:line-break/><text:line-break/>ethtool &lt;NIC&gt;<text:tab/><text:tab/><text:tab/>#zeigt den Netzwerkkartenstatus an<text:line-break/><text:tab/><text:tab/><text:tab/><text:tab/><text:tab/> <text:s/>kann Einstellungen ändern und bei der <text:tab/><text:tab/><text:tab/><text:tab/><text:tab/><text:tab/><text:tab/> <text:s/>Fehlersuche helfen<text:line-break/><text:line-break/></text:span><text:span text:style-name="T6">ethtool -p &lt;NIC&gt;<text:tab/><text:tab/><text:tab/>#Bei modernen Netzwerkkarten können Sie die <text:tab/><text:tab/><text:tab/><text:tab/><text:tab/> <text:s/>LED blinken lassen um im Serverraum den <text:tab/><text:tab/><text:tab/><text:tab/><text:tab/><text:tab/> <text:s/>gesuchten Rechner schnell zu finden<text:line-break/><text:line-break/></text:span><text:span text:style-name="T7">ethtool -s </text:span><text:span text:style-name="T6">&lt;NIC&gt;</text:span><text:span text:style-name="T7"> speed 100 duplex half<text:line-break/><text:tab/><text:tab/><text:tab/><text:tab/><text:tab/></text:span><text:span text:style-name="T7">#NIC auf 100 Mbit/s und Halbduplex setzen</text:span></text:p>
      <text:p text:style-name="Standard"><text:span text:style-name="T6"><text:line-break/><text:line-break/><text:line-break/>Bridgecontrol -brctl</text:span><text:span text:style-name="T2"><text:line-break/><text:line-break/>Eine Bridge verbindet mehrere NICs und wird meist für Virtualisierung genutzt.<text:line-break/>Dafür muss das Paket bridge-utils nachinstalliert werden. <text:line-break/>Funktioniert ähnlich wie ein Switch, ist jedoch langsamer da in Software. <text:line-break/>Mit brctl lassen sich Bridges anlegen. Das kann auch unter /etc/network/interfaces eingetragen werden. <text:s/><text:line-break/><text:line-break/><text:line-break/>Port-Aggretation:<text:line-break/><text:line-break/>Mehrere NICs zu einer zusammenfassen um Ausfallsicherheit zu erhöhen und höhere Übertragungsgeschwindigkeiten zu realisieren.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Wie nutzen wir nun das gelernte in der Praxis?</text:span><text:span text:style-name="T2"><text:line-break/><text:line-break/><text:line-break/></text:span><text:span text:style-name="T4">ifconfig eth0 192.168.20.42 netmask 255.255.255.0</text:span><text:span text:style-name="T2"> #richtet eine <text:tab/><text:tab/><text:tab/><text:tab/><text:tab/><text:tab/><text:tab/><text:tab/><text:tab/><text:tab/><text:tab/> <text:s text:c="2"/>Netzwerkkarte ein und <text:tab/><text:tab/><text:tab/><text:tab/><text:tab/><text:tab/><text:tab/><text:tab/><text:tab/> <text:s text:c="2"/>legt die IP-Adresse <text:tab/><text:tab/><text:tab/><text:tab/><text:tab/><text:tab/><text:tab/><text:tab/><text:tab/><text:tab/> <text:s text:c="2"/>fest.<text:line-break/><text:line-break/></text:span><text:span text:style-name="T4">ifconfig eth0 up</text:span><text:span text:style-name="T2"> <text:tab/><text:tab/><text:tab/><text:tab/><text:tab/><text:tab/><text:tab/>#aktiviert diese Karte<text:line-break/><text:line-break/></text:span><text:span text:style-name="T4">ifconfig eth0 down</text:span><text:span text:style-name="T2"> <text:tab/><text:tab/><text:tab/><text:tab/><text:tab/><text:tab/>#deaktiviert diese Karte<text:line-break/><text:tab/><text:tab/><text:tab/><text:tab/><text:tab/><text:tab/><text:tab/><text:tab/><text:tab/> <text:s/>muss bei ifconfig vor der <text:tab/><text:tab/><text:tab/><text:tab/><text:tab/><text:tab/><text:tab/><text:tab/><text:tab/> <text:s/>Änderung gemacht <text:tab/><text:tab/><text:tab/><text:tab/><text:tab/><text:tab/><text:tab/><text:tab/><text:tab/><text:tab/> <text:s/>werden<text:line-break/><text:line-break/></text:span><text:span text:style-name="T4">ifconfig eth0</text:span><text:span text:style-name="T5"> <text:tab/><text:tab/><text:tab/><text:tab/><text:tab/><text:tab/><text:tab/>#zeigt die Einstellungen<text:line-break/><text:line-break/><text:line-break/></text:span><text:span text:style-name="T4">hostname</text:span><text:span text:style-name="T5"> <text:tab/><text:tab/><text:tab/><text:tab/><text:tab/><text:tab/>#zeigt uns den Namen des Systems<text:line-break/>sudo hostnamectl set-hostname &lt;neuer Name&gt;<text:tab/>#Hostname ändern<text:tab/> <text:line-break/><text:tab/><text:tab/><text:tab/><text:tab/><text:line-break/><text:line-break/></text:span><text:span text:style-name="T4">route</text:span><text:span text:style-name="T5"> <text:tab/><text:tab/><text:tab/><text:tab/><text:tab/><text:tab/>#Überprüfung und Konfiguration der <text:tab/><text:tab/><text:tab/><text:tab/><text:tab/><text:tab/><text:tab/> <text:s/>Routingtabelle <text:line-break/><text:line-break/></text:span><text:span text:style-name="T4">route add default gw 192.168.20.0<text:tab/></text:span><text:span text:style-name="T5"><text:tab/>#Standard-Gateway festlegen<text:line-break/><text:line-break/></text:span><text:span text:style-name="T4">traceroute / traceroute6</text:span><text:span text:style-name="T5"><text:tab/><text:tab/><text:tab/>#findet Router und zeigt Paketlaufzeit<text:line-break/><text:line-break/><text:tab/>-n<text:tab/><text:tab/><text:tab/><text:tab/><text:tab/><text:tab/>#Namensauflösung unterdrücken <text:tab/><text:tab/><text:tab/><text:tab/><text:tab/><text:tab/><text:tab/><text:tab/> <text:s/>(schneller)<text:line-break/><text:line-break/><text:line-break/></text:span><text:span text:style-name="T4">tracepath</text:span><text:span text:style-name="T5"><text:tab/><text:tab/><text:tab/><text:tab/><text:tab/><text:tab/>#Prüft Route auch ohne root-Rechte<text:line-break/><text:line-break/><text:line-break/></text:span><text:span text:style-name="T4">ping / ping6</text:span><text:span text:style-name="T5"><text:tab/><text:tab/><text:tab/><text:tab/><text:tab/>#prüft ob ein Host erreichbar ist<text:line-break/><text:line-break/><text:tab/>-a<text:tab/><text:tab/><text:tab/><text:tab/><text:tab/><text:tab/>#hörbarer Ping<text:tab/><text:line-break/><text:tab/>-c 10<text:tab/><text:tab/><text:tab/><text:tab/><text:tab/><text:tab/>#Anzahl der pings, hier 10<text:line-break/><text:tab/>-i 10<text:tab/><text:tab/><text:tab/><text:tab/><text:tab/><text:tab/>#Intervall, hier 10 Sekunden<text:line-break/><text:tab/>-n<text:tab/><text:tab/><text:tab/><text:tab/><text:tab/><text:tab/>#Namensauflösung unterdrücken <text:line-break/><text:tab/>…<text:line-break/><text:line-break/><text:line-break/></text:span><text:span text:style-name="T4">netstat </text:span><text:span text:style-name="T5"><text:line-break/><text:line-break/><text:tab/>-n<text:tab/><text:tab/><text:tab/><text:tab/><text:tab/><text:tab/>#Namensauflösung unterdrücken <text:line-break/><text:tab/>-r <text:tab/><text:tab/><text:tab/><text:tab/><text:tab/><text:tab/>#zeigt Routingtabelle<text:line-break/></text:span><text:soft-page-break/><text:span text:style-name="T5"><text:tab/>-u<text:tab/><text:tab/><text:tab/><text:tab/><text:tab/><text:tab/>#zeigt nur UDP-Verbindungen<text:line-break/><text:tab/>-t<text:tab/><text:tab/><text:tab/><text:tab/><text:tab/><text:tab/>#zeigt nur TCP-Verbindungen<text:line-break/><text:tab/>-i<text:tab/><text:tab/><text:tab/><text:tab/><text:tab/><text:tab/>#zeigt Liste der NICs<text:line-break/><text:tab/>-a<text:tab/><text:tab/><text:tab/><text:tab/><text:tab/><text:tab/>#zeigt alle Verbindungen<text:line-break/><text:tab/>-c<text:tab/><text:tab/><text:tab/><text:tab/><text:tab/><text:tab/>#Anzeige in „Echtzeit“<text:line-break/><text:tab/><text:tab/><text:tab/><text:tab/><text:tab/><text:tab/><text:tab/> <text:s/>mit STRG + C beenden<text:line-break/><text:line-break/>Da die Ausgabe von </text:span><text:span text:style-name="T4">netstat</text:span><text:span text:style-name="T5"> oft lang ist eignet sich hier auch eine Filterung mit </text:span><text:span text:style-name="T4">grep.</text:span><text:span text:style-name="T5"> 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1:41:04.29</meta:creation-date>
    <dc:date>2020-05-25T09:46:31.56</dc:date>
    <meta:editing-duration>PT10H11M51S</meta:editing-duration>
    <meta:editing-cycles>10</meta:editing-cycles>
    <meta:generator>OpenOffice/4.1.7$Win32 OpenOffice.org_project/417m1$Build-9800</meta:generator>
    <meta:print-date>2019-09-04T11:59:53.10</meta:print-date>
    <meta:document-statistic meta:table-count="0" meta:image-count="0" meta:object-count="0" meta:page-count="3" meta:paragraph-count="4" meta:word-count="323" meta:character-count="2691"/>
  </office:meta>
</office:document-meta>
</file>